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fb2" officeooo:paragraph-rsid="0015e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</text:p>
      <text:p text:style-name="P1"/>
      <text:p text:style-name="P1">vulgaris@vulgaris:~/Documents/OS/LAB7$ ./test1 4</text:p>
      <text:p text:style-name="P1">Process ID: 28548</text:p>
      <text:p text:style-name="P1">Thread ID: 140520378660608</text:p>
      <text:p text:style-name="P1">Enter return value: 33</text:p>
      <text:p text:style-name="P1"/>
      <text:p text:style-name="P1">Thread[140520378660608] sent 33</text:p>
      <text:p text:style-name="P1"/>
      <text:p text:style-name="P1"/>
      <text:p text:style-name="P1">vulgaris@vulgaris:~/Documents/OS/LAB7$ ./test1 2</text:p>
      <text:p text:style-name="P1">Process ID: 28652</text:p>
      <text:p text:style-name="P1">Thread ID: 140257378907904</text:p>
      <text:p text:style-name="P1">Enter return value: 13</text:p>
      <text:p text:style-name="P1"/>
      <text:p text:style-name="P1">Thread[140257378907904] sent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21:49.128048107</meta:creation-date>
    <dc:date>2018-11-26T17:32:40.659787486</dc:date>
    <meta:editing-duration>PT10M52S</meta:editing-duration>
    <meta:editing-cycles>1</meta:editing-cycles>
    <meta:document-statistic meta:table-count="0" meta:image-count="0" meta:object-count="0" meta:page-count="1" meta:paragraph-count="11" meta:word-count="33" meta:character-count="291" meta:non-whitespace-character-count="269"/>
    <meta:generator>LibreOffice/6.0.6.2$Linux_X86_64 LibreOffice_project/00m0$Build-2</meta:generator>
  </office:meta>
</office:document-meta>
</file>